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 table:style-name="ce6"/>
        </table:table-row>
        <table:table-row table:style-name="ro2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 table:style-name="ce6"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 table:style-name="ce6"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 table:style-name="ce6"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Lange Nacht der Hausmusik mit dem Ökum. Holzgebläse</text:p>
          </table:table-cell>
          <table:table-cell table:style-name="ce6"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 und Schola</text:p>
          </table:table-cell>
          <table:table-cell/>
        </table:table-row>
        <table:table-row table:style-name="ro2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 table:style-name="ce6"/>
        </table:table-row>
        <table:table-row table:style-name="ro1">
          <table:table-cell office:value-type="date" office:date-value="2024-03-28" calcext:value-type="date">
            <text:p>28.03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Liturgie vom Letzten Abendmahl mit dem Domchor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3-30" calcext:value-type="date">
            <text:p>30.03.2024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Feier der Osternacht mit dem Domchor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. Kirche / Gräfenroda</text:p>
          </table:table-cell>
          <table:table-cell office:value-type="string" calcext:value-type="string">
            <text:p>Vesper mit dem Ökum. Holzgebläse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01" calcext:value-type="date">
            <text:p>01.05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Eröffnung der Maiandachten mit dem Domchor</text:p>
          </table:table-cell>
          <table:table-cell table:style-name="ce6"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3">
          <table:table-cell office:value-type="date" office:date-value="2024-05-25" calcext:value-type="date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fmannskirche</text:p>
          </table:table-cell>
          <table:table-cell office:value-type="string" calcext:value-type="string">
            <text:p>Begegnungsabend zum Katholikentag mit dem Ökum. Holzgebläse</text:p>
          </table:table-cell>
          <table:table-cell/>
        </table:table-row>
        <table:table-row table:style-name="ro3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6-15" calcext:value-type="date">
            <text:p>15.06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onzert mit dem Domchor (Mozart, Krönungsmesse)</text:p>
          </table:table-cell>
          <table:table-cell/>
        </table:table-row>
        <table:table-row table:style-name="ro3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, Coelicum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2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/>
        </table:table-row>
        <table:table-row table:style-name="ro2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3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3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3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7" calcext:value-type="date">
            <text:p>27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irchweihfest mit dem Domchor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9" calcext:value-type="date">
            <text:p>19.11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Messe zum Fest der Hl. Elisabeth mit dem Domchor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2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Advent mit dem Domchor</text:p>
          </table:table-cell>
          <table:table-cell/>
        </table:table-row>
        <table:table-row table:style-name="ro2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K Senioren- und Pflegeheim</text:p>
          </table:table-cell>
          <table:table-cell office:value-type="string" calcext:value-type="string">
            <text:p>Adventsmusik mit dem Ökum. Holzgebläse (Adresse: Arnstädter Straße 48, Erfurt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Weihnachtsandacht der Caritas Erfurt mit dem Ökum. Holzgebläs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Christmette mit Solisten und Trompet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ächtliches Weihnachtslob mit der Regler-Posaunenschar</text:p>
          </table:table-cell>
          <table:table-cell/>
        </table:table-row>
        <table:table-row table:style-name="ro1">
          <table:table-cell office:value-type="date" office:date-value="2024-12-25" calcext:value-type="date">
            <text:p>2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mit dem Domchor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5-01-12" calcext:value-type="date">
            <text:p>12.01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(Taufe des Herrn) mit der Domschola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.00.0000</text:date>, <text:time style:data-style-name="N2" text:time-value="21:43:10.20746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52" meta:object-count="0"/>
  </office:meta>
</office:document-meta>
</file>